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https://upload.wikimedia.org/wikipedia/commons/thumb/6/65/OOjs_UI_icon_mapPin-progressive.svg/24px-OOjs_UI_icon_mapPin-progressive.svg.png" draw:style-name="gr1" draw:text-style-name="P1" svg:width="0.634cm" svg:height="0.634cm" svg:x="0cm" svg:y="1388.985cm">
            <draw:image xlink:href="https://upload.wikimedia.org/wikipedia/commons/thumb/6/65/OOjs_UI_icon_mapPin-progressive.svg/24px-OOjs_UI_icon_mapPin-progressive.svg.png" xlink:type="simple" xlink:show="embed" xlink:actuate="onLoad" draw:mime-type="image/png">
              <text:p/>
            </draw:image>
          </draw:frame>
        </table:shapes>
        <table:table-column table:style-name="co1" table:default-cell-style-name="ce5"/>
        <table:table-column table:style-name="co2" table:number-columns-repeated="5" table:default-cell-style-name="Default"/>
        <table:table-row table:style-name="ro1">
          <table:table-cell table:style-name="ce2" office:value-type="string" calcext:value-type="string">
            <text:p>Radio 21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Radio Kaiserslaut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Idar-Ober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9.2 Radio Potsda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Berl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randenburg Frankfu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achsen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ityradio Saarbrücken Tests 5/202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Bad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Bodensee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Oberallgä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stfrie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raus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Bautz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ashtag+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elle Niederrhein Kr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Niederbayern/Ober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Info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/Radio Nürburgrin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Dortmu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Jad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elle West Wetter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Koble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eilsend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tudio Nah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2-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OP FM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1 Neckarburg Rock &amp; Po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TAR FM 87.9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Alb/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ER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W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 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 ANTENN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eer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Sachsen-Anhalt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104.6 RT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uroher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ZuS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EDIATOP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MBURG ZWE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Syl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Kempt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.rt1 Süd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Mittel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ochstif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rzgebirg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-Anhalt Dess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Kiepenkerl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Vogtland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usitz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Nordseewelle Ostfrie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Ostallgä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Ger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Nor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welle Südost Berchtesgadener 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ower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K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emen Zwe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Radio Koble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d Kreuznach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yo Metropol FM Sü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Nor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Heiligen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8v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Köl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MW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uni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Pirmase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Pirmase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H 88.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Nor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2 Kultur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übe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Neubran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Würz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Bad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a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amasur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oRad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N Hohenloh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2 Kultur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Würz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Mai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utokino Husu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Hannov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a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Nordsee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Kett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each f.m.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eill FM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80s80s MV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OP FM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88.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pollo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Welle Nord Heid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ein 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9.0 RT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Da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welle Südost Berchtesgadener 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raus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Bodensee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Tüb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Tüb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Mai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ip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3 Saarland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u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Heilbron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radioeins Frankfu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SW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reies Radio Freuden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L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pollo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9.2 Radio Potsda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Zwick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emen 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welle Südost Berchtesgadener 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Unser Radio R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Oberallgä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Reut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Unn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E-WS 89.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putnik (MD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'UniCo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104.6 RT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ms-Vechte-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Welle Nord Norderstedt/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Heilbron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Nor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FBS Radio 2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Welle Nord Flens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ityradio Ho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Nor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ermuda.fun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Aktiv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aradis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Nor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gong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.rt1 Nord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Unser Radio Pass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Mai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Schwab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6"/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OP FM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Amberg/Wei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Bremen Brem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Pass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oreb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yo Metropol FM 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Bavaria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7 Ul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RF Jes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T das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Nor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welle Südost Traun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tuttga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Unerhö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90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Berlin/Bran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Niederbayern/Ober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lpen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.rt1 Süd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ohr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Radio R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90.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onau 3 FM Günz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Bavaria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Unser Din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ottbu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Würz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*Posterit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Inn-Salzach-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Ober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Frank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90.v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105.9 Radio Paradis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Welle Nord Heid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Oh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Neubran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rimato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Mittel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putnik (MD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Kaiserslaut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Radio Nordseewelle Ostfrie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irchenradio Jüterbo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rocken Anhal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8v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Köl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Weser.tv Bremerhav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rankfurt 95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rzgebirg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K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Har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ern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amp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rimaver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Welle Nord Flens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Hannover/Messejourna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üssels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 Radio Bran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Main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Zwick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Q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Rosto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go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LEX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Ludwigshaf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Ludwigshaf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randenburg Prenzl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Ol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-Anhalt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FBS Radio 2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91.2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Niederbayern/Ober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Alb/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nn/Rhein-Sie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ern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Lüne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Bodensee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2 Kultur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Welle Nord Kie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4.3 rs2 Cottbus + Laus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Camp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b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Mai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erliner Rundfunk 91.4 Berl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Welle Pforz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Welle Freuden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rf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K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nnepe Ruhr Nord-Krei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Düsseldor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ilm-Begleitton</text:p>
          </table:table-cell>
          <table:table-cell table:style-name="ce8" table:number-columns-repeated="3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Laus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Berl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Frank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Zweibrüc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90.v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Aschaff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1.7 ODERWELLE /Radio Slubfu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Berl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ergstraß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FBS German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yte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17x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K.W. Moer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Suh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erf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achsen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Pass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lpen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ower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Wupperta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X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raus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Lüne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rgovi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uskir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Fr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Nord-Ost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Aa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Kett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SR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lpen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RF 1 Ostschwei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Oberallgä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Niederbayern/Ober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a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us 92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ottbu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emen NEX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2 Kultur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Duis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Main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S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ose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Nor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-Anhalt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Info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unshine live Rosto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oreb Mün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ün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OR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RM 92.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ünchener Kirchen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eierwer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ockenheimring Radio 92.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oinemer Woinachts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ockenheimrin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Vogtland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K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Weser.tv Brem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heinwelle 92.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bw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Erfu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Würz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ityradio Sankt Wende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Saa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A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Anhal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amp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Inn-Salzach-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Ober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egensburg Cha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nnepe Ruhr Nord-Krei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Schwer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erengeti Safari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Alb/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Info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Mai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ül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-Anhalt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Erfu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UX 92.9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lassic Roc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eilenstein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34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N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RE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amillo 92.9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RF 1 Ostschwei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warzwald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reies Sender-Kombinat (FSK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Oberallgä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lDO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OP FM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MW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Bautz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2-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1 Neckarburg Rock &amp; Po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Inn-Salzach-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Info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Nor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Welle Nord Lübe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putnik (MD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Radio Mannheim/Ludwigshaf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eihnachts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achsen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ower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Rhein-Ruh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Koble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Erfu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Mün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ain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egensburg Neumark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xtra-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antas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Inforadio/Sorbisches Prog.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rocken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Bavaria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Jam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Heiligen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 ANTENNE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essentagsradio 2018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Veranstaltungsradio Pfingsttagung Bobengrü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amasur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Nürn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rimato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ochstif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rocken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2-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Suh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0s80s MV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emen 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Aa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.rt1 Süd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Unser Radio Pass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ender KW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stfrie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Brandenburg-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rimato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Mai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egensburg Neumark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xtra-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Münst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Rosto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Mainz Bode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Schwab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Sachsen-Anhalt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Info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Saa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hrtal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nn/Rhein-Sie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Aa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Alb/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4.3 rs2 Berlin + Um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Alb/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ethe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Rosto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aus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S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ethe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Erfu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ower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L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pollo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ottbu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ulu.fm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Bautz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ülerradio Stadtha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Schwab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Jazztime Nürn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 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-Anhalt Magde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 Maimarkt-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.rt1 Neuburg-Schrobenhau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V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ventex Raffels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ityradio Neunkir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K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H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A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den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4.3 rs2 Frankfurt (Oder) + Od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Welle Nord Lübe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u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Land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go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C World Servic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ktiv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-Anhalt Stenda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erf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Frank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Mai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Nordseewelle Wilhelmshaven/Jev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SW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MBURG ZWE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lpen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/RB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Sachsen-Anhalt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 Radio Nord-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OP FM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irchenfunk Mepp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Niederbayern/Ober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radioeins Cottbu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estfalic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irchenfunk Elze-Bennemühl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uroher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rankfurt 95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rankfurt 95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RM+ T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farrradio Warsingsfeh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ower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’era Luna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ms-Vechte-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dvents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Sü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amasur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H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ower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 Radio Nord-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Vogtland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emen Zwe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Münst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eer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yo Metropol FM Sü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3 Saarland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5.5 Charivar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2-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ZuS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Ger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105.9 Radio Paradis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ifeler Radiotag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osm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hrtal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V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eckaralb 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4.3 rs2 Cottbus + Laus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Magdeburg/Altmar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Main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.rt1 Nord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ms-Vechte-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RF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egensburg Cha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rimato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W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Har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Wupperta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A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estfalic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Bad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Ol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go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TAR FM 107.8/99.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radio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orax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Ludwigshaf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Nord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riquenc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ütersloh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3 Saarland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Ol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ide 96.0 /Hamburger Lokal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N Heilbron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Nor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Münst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usitz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yo Metropol FM Sü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mscher Lipp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o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-Anhalt Magde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riquenc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Süd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3 Saarland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Heiligen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Zwick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Schwer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u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.R.E.I.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A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osm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gong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ong 96.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Schwab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TAR FM 107.8/99.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.rt1 Süd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achsen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artburg-Radio 96.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xtra-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undFunk Meissn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Berl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üste 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FBS German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OP FM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a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elle 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emen NEX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estküste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4.3 rs2 Cottbus + Laus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FI - Radio France Internationa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.rt1 Augs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ose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2-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RF 1 Ostschwei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Niederbayern/Ober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N Heilbron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onn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Saa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7 Ravens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Schwab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RZ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Radio Linz/Rema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Kaiserslaut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Bad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Brandenburg-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ochschulradio Düsseldor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SIB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ong 97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yo Metropol FM 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hrtal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Mittel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.rt1 Nordschwab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Sachsen-Anhalt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Alb/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Radio Kaiserslaut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Mainz Bode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Nordseewelle Ostfrie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go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Golos Berlin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yo Metropol FM Brem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Unser Radio Pass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Koble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K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Unser Radio R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AC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Pulheim 97.2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rankfurt 95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xtra-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gong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Alb/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Koble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2-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Unn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b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107.7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tHörfun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achsen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egenbogen Frei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Neubran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ephisto 97.6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Neanderta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tuttgart Waib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estküste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Oberallgä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MW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Schwab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RF 2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Ger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Welle Nord Lübe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nn/Rhein-Sie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Ostallgä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Mittel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104.6 RT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3 Saarland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Unser Din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Ostallgä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Koblenz 98.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Koblenz 98.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rh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SR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Ludwigshaf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Mai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sf (Hochschulfunk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EDIATOP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xtra-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98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8.2 Radio Paradis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Bautz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achsen Zwick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egensburg Regens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0s80s MV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Main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Sachsen-Anhalt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Unser Radio Pass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achsen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farrfunk Breiten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90.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Anhal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pollo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olo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Heiligen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2-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chu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Bavaria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reies Radio Fra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2 Kultur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8.6 charivar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Köl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Info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randenburg Cottbu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mscher Lipp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EDIATOP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Unser Radio Deggendor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Sachsen-Anhalt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a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rocken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iss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egensburg Schwandor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estküste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übeck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Ober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osm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Koblenz 98.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TAR FM 107.8/99.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ityradio Saarloui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eckaralb 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Würz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ochschulradio Aa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rocken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ower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RF 2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pollo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reies Radio für Stuttga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Oh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L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rzgebirg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tuttgart Böb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Rhein-Ruh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Sü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Berlin/Bran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radio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olo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pollo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ktiv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lassic Roc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9drei Radio Mittweid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randenburg Prenzl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welle Südost Traun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OP FM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rimaver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riquenc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Frank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Tüb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Alb/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Münst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Saa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K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Nordseewelle Ostfrie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Sachsen-Anhalt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ACHSENRIN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Kaiserslaut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ityradio Saarbrüc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undFunk Meissn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randenburg Potsda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Schleswig-Hol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uskir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Landshu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achsen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Ilmwelle Volksfest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Wupperta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lpen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amasur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nn/Rhein-Sie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rocken Magde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Baden. die Pfalz und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radio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Info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ommunity Radio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H Heid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H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SR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annov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ölncampu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lü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Mittel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Münst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Heilbron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Magdeburg/Altmar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Heiligen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AC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reies Radio Freuden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Nordseewelle Ostfrie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4.3 rs2 Cottbus + Laus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Fr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H Lübe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K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Oberallgä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achsen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3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Mai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Syl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lü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Köl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Bautzen/Sorbisches Prog.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rimaver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NN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egenbogen Karlsruh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 ANTENN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amp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rimato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Vogtland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yffhäuser Radio Art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Magdeburg/Altmar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rgovi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elle Niederrhein Vier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Mai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lassic Roc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luxFM Berl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ose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putnik (MD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Schwer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Studio Man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tuttgart Ludwigs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Vest Testschleif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Gött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go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Aa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0s80s MV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emen V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Aschaff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rankfurt 95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Hannov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-Anhalt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reies Radio Neumünst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Ost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ellweg Radio So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randenburg Cottbu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lassic Roc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Welle Baden-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erliner Rundfunk 91.4 Uckermar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eckaralb 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Schwab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ipp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SR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rocken Altmar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Aa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Brandenburg-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Ger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-Anhalt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egenbogen Frei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Frank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7 Tutt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Koble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emen V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Bodensee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iel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.rt1 Neuburg-Schrobenhau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Nordseewelle Ostfrie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Rhein-Ruh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 Berl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0s80s MV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Stuttga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H Flens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Broc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b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Koble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Em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Fr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H Lübe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Unser Radio Pass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welle Südost Traunst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uroher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rimato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Oh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FBS German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lass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Rhein-Ma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Rhein-Ruh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om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Heid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Nord-Ost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lü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tuttgart Waib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7 Ul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Welle Karlsruh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Hochrh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Hannov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5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yo Metropol FM Berl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Info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Wies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yo Metropol FM 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chlagerparadie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erwe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1 Neckarburg Rock &amp; Po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H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RF 1 Aargau/Solothu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egenbogen 2 Odenwald /Heilbron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2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 Radio Nord-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E-WS 89.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ower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Gött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Kiepenker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erliner Rundfunk 91.4 Laus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Ol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Unn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Dreyeck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rocken Anhal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Stuttgart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Würz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SR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H Kie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Rhein-Ma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H Lübe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7 Tutt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Radio MV 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2 Süd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Cuxhav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Welle Pforz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ree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Fr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2-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egensburg Cha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N Hohenloh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ottbu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Heid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pollo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Welle Pforz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usitz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egenbogen Man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Gött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lassic Roc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H Syl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Magdeburg/Altmar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Mittel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Koble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SR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H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raus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Kaiserslautern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Welle Pforz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Welle Pforz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lü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Alb/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Hochrh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Me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Reut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unshine live Rosto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Fr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Kaiserslaut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Fr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Lüne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N Heilbron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Nord-Ost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ittelwes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Ludwigshaf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Ludwigshaf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Kaiserslaut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osm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rzgebirg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Darm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Reut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ffener Kanal Jen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Zwick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Berl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N Main-Taub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rzgebirg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Vogtland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Köl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Bremen Ol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aradis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Ludwigshaf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Thüringen Ger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go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antas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Aschaff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MW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ellweg Radio Lipp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Wiesbaden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Nord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 Radio Od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7 Aal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1 Neckarburg Rock &amp; Po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 Unser Din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Vogtland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0s80s MV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H Heid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Rhein-Ma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usitz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Hannov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Nord-Ost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egensburg Kel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Industr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amasur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4.3 rs2 Cottbus + Laus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Magdeburg/Altmar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stfrie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aradis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Q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rabell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yte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luxFM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Nordseewelle Ostfrie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Süd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2-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raus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 ANTENN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Studio Man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ulu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nnepe Ruhr Nord-Krei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Kaiserslaut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erliner Rundfunk 91.4 Od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nn/Rhein-Sie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N Ost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Hannov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ose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lü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ose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Düsseldor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RF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Main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 Radio Prig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lpen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Gött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utokino Pforzheim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hr4 Mittel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Bremen Bremerhav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tuttgart Böb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Hochrh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Aa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Wurstmarkt-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putnik (MD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Vogtland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Niederbayern/Ober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Welle Nord Lübe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ampus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4 Bielefel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tuttgart Waib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tuttgart Waib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reies Radio Wiesenta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egenbogen Man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b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Primato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lane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onau 3 FM Biberach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Oldenburg/Küs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ker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1 Neckarburg Rock &amp; Po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104.6 RT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Ober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N Main-Taub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107.7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PR 1. Kaiserslaut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RTL Sachsen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eckaralb 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amasur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ochstif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Brem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ern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Querfun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tHörfun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radio 104.8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putnik (MD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ochstif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Bavaria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u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Oh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Sachsen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Brandenburg-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Oldenburg/Küs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 ANTENN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unshine 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rzgebirg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Süd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ippe Welle Ham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7 Ravens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AC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rankfurt 95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FBS German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putnik (MD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 Radio Bran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ender KW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Kaiserslautern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amasur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Spangdahlem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Nord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arschleifenland 106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0s80s MV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Ostallgä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rabell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V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-JO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oreb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putnik (MD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RTL Sachsen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rankfurt 95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RB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estküste 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nkuh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Bodense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RTL Sachsen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Hochrh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Aktiv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Göpp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0s80s MV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Reutl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ermuda.fun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Düsseldor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i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rocken Magde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Niedersachsen Olden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b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105'5 Spree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Amberg/Wei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egensburg Cha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Oh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raus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Frank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Campus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ounge plus chillout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RTL Sachsen Löba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Kaiserslaut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rh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rocken Magde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Hannov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Oldenburg/Küs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2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nnepe Ruhr Süd-Krei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Mittelfran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POP ON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Radio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0s80s MV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rf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MBURG ZWE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Freies Radio Kasse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onau 3 FM Ul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105.9 Radio Paradis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Rhein-Ma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arivari Regensburg Schwandor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Berlin/Um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ambert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RTL Sachsen Vogt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Gött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Heilbron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den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egenbogen 2 Odenwald/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107.7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arschleifenland 106.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Kaiserslautern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irchenfun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bb radioeins Frankfu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a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onau 3 FM Biberach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b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berhau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lpen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go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randenburg Potsda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4.3 rs2 Cottbus + Laus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Kiepenkerl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SA Radio Ostallgäu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Nordseewelle Ostfries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Koble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1 Welle Nord Norderste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Inn-Salzach-We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vosonic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amasuri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TOP FM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t. Laurentiu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106.4 pure fm - Berlins Klub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RF 1 Aargau/Solothu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107.7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u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Sachsen-Anhalt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ax ne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Radio Bad Kreuznach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ldenburg eins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u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estfalic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Mainz Mai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den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Rose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YOU FM (h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ipp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W Brock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randenburg Perle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Franken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irchenfunk Esterwe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Nord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Hessen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O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rzgebirg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2-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Info Niedersach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Landeswelle Thüringen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Gött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107.7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Hannov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Mittel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 ANTENNE Ham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ütersloh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Jazz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Wies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2-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Stuttgar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Brandenburg-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nergy Nürn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RTL Sachsen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106.9 Radio Gon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uskir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Sü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Niedersachsen Braunschwe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eefunk Hochrhe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DR 2 Mecklenburg-Vorpomm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1 Baden-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antenne 1 Pforz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rocken Hal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Köl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egenbogen 2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N Ostwürttembe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tadtradio Gött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Tri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RF 3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aktiv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asDing (SWR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Sachsen-Anhalt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B! (Schleswig-Holstein) Nord/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OP 4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rzgebirg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 Radio Niederlaus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3 Rheinland-Pfalz/Rhein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Radio Tüb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Welle Karlsruh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Bavaria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ellweg Radio So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4 Nord-Ost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chlager Radio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94.3 rs2 Schwedt + Uckermar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Rheinland-Pfalz Radio Koblen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lassik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radio Oh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107.7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Thürin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ipp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raus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Kiepenkerl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uskirch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Wupperta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ütersloh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Dres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 Radio Potsdam/Berli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ego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(Dlf)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WR4 Baden-Württemberg Studio Mannhei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armony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Vogtland 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r-iNF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Nordseewelle Wilhelmshaven/Jev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everku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K.W. Wese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Osnabrüc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Kirchenfunk Loru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ffn Hannove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21 Brem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Thüringen Mitt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Nor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Laus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Sau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1 Neckarburg Rock &amp; Po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107.7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Sü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it Radio FFH Nordhess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egenbogen 2 Rhein-Necka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Hag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80s80s MV 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Erzgebirge R.SA 107.7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ig FM Rheinland-Pfal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Hellweg Radio Lipp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hrtal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den.fm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FN Bavaria-The Eagl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yo Metropol FM Südwe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NRW1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ntenne AC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STAR FM 107.8/99.0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 Radio Oderland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R24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Ostseewelle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Chemnitz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.SA Leipzi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ie neue Welle Karlsruhe 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 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Bonn/Rhein-Sie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RS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Galaxy Ingolstad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Aktuell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MDR JUMP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lta radio 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B Radio Nord/Ost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BAYERN 1 Oberbayer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Unser Radio Deggendorf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Radio Bitburg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hrtalradio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utschlandfunk Kultur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WDR 1LIVE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Autokino Bonn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/>
        </table:table-row>
        <table:table-row table:style-name="ro1">
          <table:table-cell table:style-name="ce2" office:value-type="string" calcext:value-type="string">
            <text:p>BR-Klassik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ockland Radio Mainz/Wiesbaden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adio Teddy Bremen</text:p>
          </table:table-cell>
          <table:table-cell table:style-name="ce8" table:number-columns-repeated="5"/>
        </table:table-row>
        <table:table-row table:style-name="ro1" table:number-rows-repeated="104577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3:59:01.081000000</meta:creation-date>
    <dc:date>2023-10-20T15:30:34.864000000</dc:date>
    <meta:editing-duration>PT1H9M21S</meta:editing-duration>
    <meta:editing-cycles>20</meta:editing-cycles>
    <meta:generator>LibreOffice/7.4.3.2$Windows_X86_64 LibreOffice_project/1048a8393ae2eeec98dff31b5c133c5f1d08b890</meta:generator>
    <meta:document-statistic meta:table-count="1" meta:cell-count="2799" meta:object-count="1"/>
  </office:meta>
</office:document-meta>
</file>